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ebkit-standard" svg:font-family="-webkit-standard" style:font-family-generic="roman" svg:panose-1="2 11 6 4 2 2 2 2 2 4"/>
    <style:font-face style:name="Segoe UI" svg:font-family="Segoe UI" style:font-family-generic="swiss" style:font-pitch="variable" svg:panose-1="2 11 5 2 4 2 4 2 2 3"/>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webkit-standard" fo:color="#000000" fo:font-size="13.5pt" style:font-size-asian="13.5pt" style:font-size-complex="13.5pt" fo:language="en" fo:country="US"/>
    </style:style>
    <style:style style:name="T3" style:parent-style-name="apple-converted-space" style:family="text">
      <style:text-properties style:font-name="-webkit-standard" fo:color="#000000" fo:font-size="13.5pt" style:font-size-asian="13.5pt" style:font-size-complex="13.5pt" fo:language="en" fo:country="US"/>
    </style:style>
    <style:style style:name="T4" style:parent-style-name="Absatz-Standardschriftart" style:family="text">
      <style:text-properties style:font-name="-webkit-standard" fo:color="#000000" fo:font-size="10pt" style:font-size-asian="10pt" style:font-size-complex="10pt" fo:language="en" fo:country="US"/>
    </style:style>
    <style:style style:name="T5" style:parent-style-name="apple-converted-space" style:family="text">
      <style:text-properties style:font-name="-webkit-standard" fo:color="#000000" fo:font-size="13.5pt" style:font-size-asian="13.5pt" style:font-size-complex="13.5pt" fo:language="en" fo:country="US"/>
    </style:style>
    <style:style style:name="T6" style:parent-style-name="Absatz-Standardschriftart" style:family="text">
      <style:text-properties style:font-name="-webkit-standard" fo:color="#000000" fo:font-size="13.5pt" style:font-size-asian="13.5pt" style:font-size-complex="13.5pt" fo:language="en" fo:country="US"/>
    </style:style>
    <style:style style:name="T7" style:parent-style-name="Absatz-Standardschriftart" style:family="text">
      <style:text-properties style:font-name="-webkit-standard" fo:color="#000000" fo:font-size="13.5pt" style:font-size-asian="13.5pt" style:font-size-complex="13.5pt" fo:language="en" fo:country="US"/>
    </style:style>
    <style:style style:name="T8" style:parent-style-name="Absatz-Standardschriftart" style:family="text">
      <style:text-properties style:font-name="-webkit-standard" fo:color="#000000" fo:font-size="13.5pt" style:font-size-asian="13.5pt" style:font-size-complex="13.5pt" fo:language="en" fo:country="US"/>
    </style:style>
    <style:style style:name="T9" style:parent-style-name="Absatz-Standardschriftart" style:family="text">
      <style:text-properties style:font-name="-webkit-standard" fo:color="#000000" fo:font-size="13.5pt" style:font-size-asian="13.5pt" style:font-size-complex="13.5pt" fo:language="en" fo:country="US"/>
    </style:style>
    <style:style style:name="T10" style:parent-style-name="Absatz-Standardschriftart" style:family="text">
      <style:text-properties style:font-name="-webkit-standard" fo:color="#000000" fo:font-size="13.5pt" style:font-size-asian="13.5pt" style:font-size-complex="13.5pt" fo:language="en" fo:country="US"/>
    </style:style>
    <style:style style:name="T11" style:parent-style-name="Absatz-Standardschriftart" style:family="text">
      <style:text-properties style:font-name="-webkit-standard" fo:color="#000000" fo:font-size="13.5pt" style:font-size-asian="13.5pt" style:font-size-complex="13.5pt" fo:language="en" fo:country="US"/>
    </style:style>
    <style:style style:name="T12" style:parent-style-name="Absatz-Standardschriftart" style:family="text">
      <style:text-properties style:font-name="Segoe UI" style:font-name-complex="Segoe UI" fo:color="#000000" fo:background-color="#FFFFFF"/>
    </style:style>
    <style:style style:name="T13" style:parent-style-name="Absatz-Standardschriftart" style:family="text">
      <style:text-properties style:font-name="-webkit-standard" fo:color="#000000" fo:font-size="13.5pt" style:font-size-asian="13.5pt" style:font-size-complex="13.5pt" fo:language="en" fo:country="US"/>
    </style:style>
  </office:automatic-styles>
  <office:body>
    <office:text text:use-soft-page-breaks="true">
      <text:p text:style-name="P1"><text:span text:style-name="T2">I</text:span><text:span text:style-name="T3"> </text:span><text:span text:style-name="T4">WISH</text:span><text:span text:style-name="T5"> </text:span><text:span text:style-name="T6">either my<text:s/></text:span><text:span text:style-name="T7"><office:annotation office:name="0" xml:id="2144581139"><dc:creator>Martin Anton Müller</dc:creator><dc:date>2025-07-01T08:35:00</dc:date><meta:creator-initials>MAM</meta:creator-initials><text:p text:style-name="Kommentartext"><text:span text:style-name="Kommentarzeichen">2173</text:span></text:p></office:annotation>father<text:s/></text:span><text:span text:style-name="Kommentarzeichen"><office:annotation-end office:name="0"/></text:span><text:span text:style-name="T8">or my<text:s/></text:span><text:span text:style-name="T9"><office:annotation office:name="1" xml:id="1526507876"><dc:creator>Martin Anton Müller</dc:creator><dc:date>2025-07-01T08:35:00</dc:date><meta:creator-initials>MAM</meta:creator-initials><text:p text:style-name="Kommentartext">12071</text:p></office:annotation>mother</text:span><text:span text:style-name="Kommentarzeichen"><office:annotation-end office:name="1"/></text:span><text:span text:style-name="T10">, or indeed both of them, as they were in duty both equally bound to it, had minded what they were about when they begot me; had they duly consider’d how much depended upon what they were then doing;—that not only the production of a rational Being was concerned in it, but that possibly the happy formation and temperature of his body, perhaps his genius and the very cast of his mind;—and, for aught they knew to the contrary, even the fortunes of his whole house might take their turn from the humours and dispositions which were then uppermost;—Had they duly weighed and considered all this, and proceeded accordingly,—I am verily persuaded I should have made a quite different figure in the world, from that in which the reader is likely to see me.—Believe me, good folks, this is not so inconsiderable a thing as many of you may think it;—you have all, I dare say, heard of the animal spirits, as how they are transfused from<text:s/></text:span><text:span text:style-name="T11"><office:annotation office:name="2" xml:id="35605679"><dc:creator>Martin Anton Müller</dc:creator><dc:date>2025-07-01T08:36:00</dc:date><meta:creator-initials>MAM</meta:creator-initials><text:p text:style-name="Kommentartext"><text:span text:style-name="T12">https://pmb.acdh.oeaw.ac.at/apis/entities/entity/person/295363/detail</text:span></text:p></office:annotation>father to son</text:span><text:span text:style-name="Kommentarzeichen"><office:annotation-end office:name="2"/></text:span><text:span text:style-name="T13">, &amp;c. &amp;c.—and a great deal to that purpose:—Well, you may take my word, that nine parts in ten of a man’s sense or his nonsense, his successes and miscarriages in this world depend upon their motions and activity, and the different tracks and trains you put them into, so that when they are once set a-going, whether right or wrong, ’tis not a half-penny matter,—away they go cluttering like hey-go mad; and by treading the same steps over and over again, they presently make a road of it, as plain and as smooth as a garden-walk, which, when they are once used to, the Devil himself sometimes shall not be able to drive them off 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ebkit-standard" svg:font-family="-webkit-standard" style:font-family-generic="roman"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2F5496"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2F5496"/>
    </style:style>
    <style:style style:name="Überschrift5Zchn" style:display-name="Überschrift 5 Zchn" style:family="text" style:parent-style-name="Absatz-Standardschriftart">
      <style:text-properties style:font-name-asian="Times New Roman" style:font-name-complex="Times New Roman" fo:color="#2F5496"/>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parent-style-name="Absatz-Standardschriftart">
      <style:text-properties fo:font-style="italic" style:font-style-asian="italic" style:font-style-complex="italic" fo:color="#2F5496"/>
    </style:style>
    <style:style style:name="IntensiverVerweis" style:display-name="Intensiver Verweis" style:family="text" style:parent-style-name="Absatz-Standardschriftart">
      <style:text-properties fo:font-weight="bold" style:font-weight-asian="bold" style:font-weight-complex="bold" fo:font-variant="small-caps" fo:color="#2F5496" fo:letter-spacing="0.0034in"/>
    </style:style>
    <style:style style:name="apple-converted-space" style:display-name="apple-converted-space" style:family="text" style:parent-style-name="Absatz-Standardschriftart"/>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n Anton Müller</meta:initial-creator>
    <dc:creator>Martin Anton Müller</dc:creator>
    <meta:creation-date>2025-07-01T09:38:00Z</meta:creation-date>
    <dc:date>2025-07-01T09:38:00Z</dc:date>
    <meta:template xlink:href="Normal.dotm" xlink:type="simple"/>
    <meta:editing-cycles>2</meta:editing-cycles>
    <meta:editing-duration>PT0S</meta:editing-duration>
    <meta:document-statistic meta:page-count="1" meta:paragraph-count="3" meta:word-count="221" meta:character-count="1615" meta:row-count="11" meta:non-whitespace-character-count="1397"/>
  </office:meta>
</office:document-meta>
</file>